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ingFang SC" svg:font-family="'PingFang SC', 'Lantinghei SC', 'Microsoft YaHei', arial, sans-serif, tahoma"/>
    <style:font-face style:name="Tahoma1" svg:font-family="Tahoma"/>
    <style:font-face style:name="apple-system" svg:font-family="apple-system, BlinkMacSystemFont, 'Helvetica Neue', 'PingFang SC', 'Microsoft YaHei', 'Source Han Sans SC', 'Noto Sans CJK SC', 'WenQuanYi Micro He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language-asian="zh" style:country-asian="CN"/>
    </style:style>
    <style:style style:name="P3" style:family="paragraph" style:parent-style-name="Standard">
      <style:paragraph-properties fo:margin-left="0in" fo:margin-right="0in" fo:orphans="2" fo:widows="2" fo:text-indent="0in" style:auto-text-indent="false" fo:padding="0.0291in" fo:border-left="none" fo:border-right="none" fo:border-top="none" fo:border-bottom="0.0008in solid #000000" style:join-border="false"/>
      <style:text-properties style:language-asian="zh" style:country-asian="CN"/>
    </style:style>
    <style:style style:name="P4" style:family="paragraph" style:parent-style-name="Text_20_body" style:list-style-name="L1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5" style:family="paragraph" style:parent-style-name="Text_20_body" style:list-style-name="L2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6" style:family="paragraph" style:parent-style-name="Text_20_body" style:list-style-name="L3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7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8" style:family="paragraph" style:parent-style-name="Text_20_body" style:list-style-name="L5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9" style:family="paragraph" style:parent-style-name="Text_20_body" style:list-style-name="L6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10" style:family="paragraph" style:parent-style-name="Text_20_body" style:list-style-name="L7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11" style:family="paragraph" style:parent-style-name="Text_20_body" style:list-style-name="L8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12" style:family="paragraph" style:parent-style-name="Text_20_body" style:list-style-name="L9">
      <style:paragraph-properties fo:margin-top="0in" fo:margin-bottom="0in" fo:orphans="2" fo:widows="2" fo:padding="0in" fo:border="none"/>
      <style:text-properties fo:font-variant="normal" fo:text-transform="none" fo:color="#121212" fo:letter-spacing="normal"/>
    </style:style>
    <style:style style:name="P13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fo:letter-spacing="normal" style:font-name-asian="apple-system" style:font-size-asian="14pt" style:font-style-asian="normal" style:font-weight-asian="normal"/>
    </style:style>
    <style:style style:name="P14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121212" style:font-name="apple-system" fo:font-size="14pt" fo:letter-spacing="normal" fo:font-style="normal" fo:font-weight="normal"/>
    </style:style>
    <style:style style:name="P15" style:family="paragraph" style:parent-style-name="Text_20_body" style:list-style-name="L9">
      <style:paragraph-properties fo:margin-top="0in" fo:margin-bottom="0in" fo:orphans="2" fo:widows="2" fo:padding="0in" fo:border="none"/>
      <style:text-properties fo:font-variant="normal" fo:text-transform="none" fo:color="#121212" style:font-name="apple-system" fo:font-size="14pt" fo:letter-spacing="normal" fo:font-style="normal" fo:font-weight="normal"/>
    </style:style>
    <style:style style:name="P16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7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8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19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0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1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2" style:family="paragraph" style:parent-style-name="Text_20_body" style:list-style-name="L7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3" style:family="paragraph" style:parent-style-name="Text_20_body" style:list-style-name="L8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4" style:family="paragraph" style:parent-style-name="Text_20_body" style:list-style-name="L9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121212" fo:letter-spacing="normal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</style:style>
    <style:style style:name="P26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121212" fo:letter-spacing="normal"/>
    </style:style>
    <style:style style:name="P27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121212" fo:letter-spacing="normal"/>
    </style:style>
    <style:style style:name="P28" style:family="paragraph" style:parent-style-name="Text_20_body" style:list-style-name="L3">
      <style:paragraph-properties fo:orphans="2" fo:widows="2" fo:padding="0in" fo:border="none"/>
      <style:text-properties fo:font-variant="normal" fo:text-transform="none" fo:color="#121212" fo:letter-spacing="normal"/>
    </style:style>
    <style:style style:name="P29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121212" fo:letter-spacing="normal"/>
    </style:style>
    <style:style style:name="P30" style:family="paragraph" style:parent-style-name="Text_20_body" style:list-style-name="L5">
      <style:paragraph-properties fo:orphans="2" fo:widows="2" fo:padding="0in" fo:border="none"/>
      <style:text-properties fo:font-variant="normal" fo:text-transform="none" fo:color="#121212" fo:letter-spacing="normal"/>
    </style:style>
    <style:style style:name="P31" style:family="paragraph" style:parent-style-name="Text_20_body" style:list-style-name="L6">
      <style:paragraph-properties fo:orphans="2" fo:widows="2" fo:padding="0in" fo:border="none"/>
      <style:text-properties fo:font-variant="normal" fo:text-transform="none" fo:color="#121212" fo:letter-spacing="normal"/>
    </style:style>
    <style:style style:name="P32" style:family="paragraph" style:parent-style-name="Text_20_body" style:list-style-name="L7">
      <style:paragraph-properties fo:orphans="2" fo:widows="2" fo:padding="0in" fo:border="none"/>
      <style:text-properties fo:font-variant="normal" fo:text-transform="none" fo:color="#121212" fo:letter-spacing="normal"/>
    </style:style>
    <style:style style:name="P33" style:family="paragraph" style:parent-style-name="Text_20_body" style:list-style-name="L8">
      <style:paragraph-properties fo:orphans="2" fo:widows="2" fo:padding="0in" fo:border="none"/>
      <style:text-properties fo:font-variant="normal" fo:text-transform="none" fo:color="#121212" fo:letter-spacing="normal"/>
    </style:style>
    <style:style style:name="P3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121212" fo:letter-spacing="normal" style:language-asian="zh" style:country-asian="CN"/>
    </style:style>
    <style:style style:name="P35" style:family="paragraph" style:parent-style-name="Heading_20_2">
      <style:paragraph-properties fo:margin-left="0in" fo:margin-right="0in" fo:margin-top="0in" fo:margin-bottom="0in" fo:line-height="150%" fo:orphans="2" fo:widows="2" fo:text-indent="0in" style:auto-text-indent="false"/>
      <style:text-properties fo:font-variant="normal" fo:text-transform="none" fo:color="#121212" fo:letter-spacing="normal"/>
    </style:style>
    <style:style style:name="T1" style:family="text">
      <style:text-properties fo:font-variant="normal" fo:text-transform="none" fo:color="#333333" style:font-name="PingFang SC" fo:font-size="12pt" fo:letter-spacing="normal" fo:font-style="normal" fo:font-weight="normal"/>
    </style:style>
    <style:style style:name="T2" style:family="text"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T3" style:family="text">
      <style:text-properties style:font-name="apple-system" fo:font-style="normal" fo:font-weight="bold"/>
    </style:style>
    <style:style style:name="T4" style:family="text">
      <style:text-properties style:font-name="apple-system" fo:font-size="14pt" fo:font-style="normal" fo:font-weight="normal"/>
    </style:style>
    <style:style style:name="T5" style:family="text">
      <style:text-properties style:font-name-asian="apple-system" style:font-style-asian="normal" style:font-weight-asian="bold"/>
    </style:style>
    <style:style style:name="T6" style:family="text">
      <style:text-properties style:font-name-asian="apple-system" style:font-size-asian="14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数学 </text:span><text:span text:style-name="T1">mathematics, maths(bre), math(ame)</text:span><text:line-break/><text:line-break/><text:span text:style-name="T2">公理 </text:span><text:span text:style-name="T1">axiom</text:span><text:line-break/><text:line-break/><text:span text:style-name="T2">定理 </text:span><text:span text:style-name="T1">theorem</text:span><text:line-break/><text:line-break/><text:span text:style-name="T2">计算 </text:span><text:span text:style-name="T1">calculation</text:span><text:line-break/><text:line-break/><text:span text:style-name="T2">运算 </text:span><text:span text:style-name="T1">operation</text:span><text:line-break/><text:line-break/><text:span text:style-name="T2">证明 </text:span><text:span text:style-name="T1">prove</text:span><text:line-break/><text:line-break/><text:span text:style-name="T2">假设 </text:span><text:span text:style-name="T1">hypothesis, hypotheses(pl.)</text:span><text:line-break/><text:line-break/><text:span text:style-name="T2">命题 </text:span><text:span text:style-name="T1">proposition</text:span><text:line-break/><text:line-break/><text:span text:style-name="T2">算术 </text:span><text:span text:style-name="T1">arithmetic</text:span><text:line-break/><text:line-break/><text:span text:style-name="T2">加 </text:span><text:span text:style-name="T1">plus(prep.), add(v.), addition(n.)</text:span><text:line-break/><text:line-break/><text:span text:style-name="T2">被加数 </text:span><text:span text:style-name="T1">augend, summand</text:span><text:line-break/><text:line-break/><text:span text:style-name="T2">加数 </text:span><text:span text:style-name="T1">addend</text:span><text:line-break/><text:line-break/><text:span text:style-name="T2">和 </text:span><text:span text:style-name="T1">sum</text:span><text:line-break/><text:line-break/><text:span text:style-name="T2">减 </text:span><text:span text:style-name="T1">minus(prep.), subtract(v.), subtraction(n.)</text:span><text:line-break/><text:line-break/><text:span text:style-name="T2">被减数 </text:span><text:span text:style-name="T1">minuend</text:span><text:line-break/><text:line-break/><text:span text:style-name="T2">减数 </text:span><text:span text:style-name="T1">subtrahend</text:span><text:line-break/><text:line-break/><text:span text:style-name="T2">差 </text:span><text:span text:style-name="T1">remainder</text:span><text:line-break/><text:line-break/><text:span text:style-name="T2">乘 </text:span><text:span text:style-name="T1">times(prep.), multiply(v.), multiplication(n.)</text:span><text:line-break/><text:line-break/><text:span text:style-name="T2">被乘数 </text:span><text:span text:style-name="T1">multiplicand, faciend</text:span><text:line-break/><text:line-break/><text:span text:style-name="T2">乘数 </text:span><text:span text:style-name="T1">multiplicator</text:span><text:line-break/><text:line-break/><text:span text:style-name="T2">积 </text:span><text:span text:style-name="T1">product</text:span><text:line-break/><text:soft-page-break/><text:line-break/><text:span text:style-name="T2">除 </text:span><text:span text:style-name="T1">divided by(prep.), divide(v.), division(n.)</text:span><text:line-break/><text:line-break/><text:span text:style-name="T2">被除数 </text:span><text:span text:style-name="T1">dividend</text:span><text:line-break/><text:line-break/><text:span text:style-name="T2">除数 </text:span><text:span text:style-name="T1">divisor</text:span><text:line-break/><text:line-break/><text:span text:style-name="T2">商 </text:span><text:span text:style-name="T1">quotient</text:span><text:line-break/><text:line-break/><text:span text:style-name="T2">等于 </text:span><text:span text:style-name="T1">equals, is equal to, is equivalent to</text:span><text:line-break/><text:line-break/><text:span text:style-name="T2">大于 </text:span><text:span text:style-name="T1">is greater than</text:span><text:line-break/><text:line-break/><text:span text:style-name="T2">小于 </text:span><text:span text:style-name="T1">is lesser than</text:span><text:line-break/><text:line-break/><text:span text:style-name="T2">大于等于 </text:span><text:span text:style-name="T1">is equal or greater than</text:span><text:line-break/><text:line-break/><text:span text:style-name="T2">小于等于 </text:span><text:span text:style-name="T1">is equal or lesser than</text:span><text:line-break/><text:line-break/><text:span text:style-name="T2">运算符 </text:span><text:span text:style-name="T1">operator</text:span><text:line-break/><text:line-break/><text:span text:style-name="T2">数字 </text:span><text:span text:style-name="T1">digit</text:span><text:line-break/><text:line-break/><text:span text:style-name="T2">数 </text:span><text:span text:style-name="T1">number</text:span><text:line-break/><text:line-break/><text:span text:style-name="T2">自然数 </text:span><text:span text:style-name="T1">natural number</text:span><text:line-break/><text:line-break/><text:span text:style-name="T2">整数 </text:span><text:span text:style-name="T1">integer</text:span><text:line-break/><text:line-break/><text:span text:style-name="T2">小数 </text:span><text:span text:style-name="T1">decimal</text:span><text:line-break/><text:line-break/><text:span text:style-name="T2">小数点 </text:span><text:span text:style-name="T1">decimal point</text:span><text:line-break/><text:line-break/><text:span text:style-name="T2">分数 </text:span><text:span text:style-name="T1">fraction</text:span><text:line-break/><text:line-break/><text:span text:style-name="T2">分子 </text:span><text:span text:style-name="T1">numerator</text:span><text:line-break/><text:line-break/><text:span text:style-name="T2">分母 </text:span><text:span text:style-name="T1">denominator</text:span><text:line-break/><text:line-break/><text:span text:style-name="T2">比 </text:span><text:span text:style-name="T1">ratio</text:span><text:line-break/><text:line-break/><text:span text:style-name="T2">正 </text:span><text:span text:style-name="T1">positive</text:span><text:line-break/><text:soft-page-break/><text:line-break/><text:span text:style-name="T2">负 </text:span><text:span text:style-name="T1">negative</text:span><text:line-break/><text:line-break/><text:span text:style-name="T2">零 </text:span><text:span text:style-name="T1">null, zero, nought, nil</text:span><text:line-break/><text:line-break/><text:span text:style-name="T2">十进制 </text:span><text:span text:style-name="T1">decimal system</text:span><text:line-break/><text:line-break/><text:span text:style-name="T2">二进制 </text:span><text:span text:style-name="T1">binary system</text:span><text:line-break/><text:line-break/><text:span text:style-name="T2">十六进制 </text:span><text:span text:style-name="T1">hexadecimal system</text:span><text:line-break/><text:line-break/><text:span text:style-name="T2">权 </text:span><text:span text:style-name="T1">weight, significance</text:span><text:line-break/><text:line-break/><text:span text:style-name="T2">进位 </text:span><text:span text:style-name="T1">carry</text:span><text:line-break/><text:line-break/><text:span text:style-name="T2">截尾 </text:span><text:span text:style-name="T1">truncation</text:span><text:line-break/><text:line-break/><text:span text:style-name="T2">四舍五入 </text:span><text:span text:style-name="T1">round</text:span><text:line-break/><text:line-break/><text:span text:style-name="T2">下舍入 </text:span><text:span text:style-name="T1">round down</text:span><text:line-break/><text:line-break/><text:span text:style-name="T2">上舍入 </text:span><text:span text:style-name="T1">round up</text:span><text:line-break/><text:line-break/><text:span text:style-name="T2">有效数字 </text:span><text:span text:style-name="T1">significant digit</text:span><text:line-break/><text:line-break/><text:span text:style-name="T2">无效数字 </text:span><text:span text:style-name="T1">insignificant digit</text:span><text:line-break/><text:line-break/><text:span text:style-name="T2">代数 </text:span><text:span text:style-name="T1">algebra</text:span><text:line-break/><text:line-break/><text:span text:style-name="T2">公式 </text:span><text:span text:style-name="T1">formula, formulae(pl.)</text:span><text:line-break/><text:line-break/><text:span text:style-name="T2">单项式 </text:span><text:span text:style-name="T1">monomial</text:span><text:line-break/><text:line-break/><text:span text:style-name="T2">多项式 </text:span><text:span text:style-name="T1">polynomial, multinomial</text:span><text:line-break/><text:line-break/><text:span text:style-name="T2">系数 </text:span><text:span text:style-name="T1">coefficient</text:span><text:line-break/><text:line-break/><text:span text:style-name="T2">未知数 </text:span><text:span text:style-name="T1">unknown, x-factor, y-factor, z-factor</text:span><text:line-break/><text:line-break/><text:span text:style-name="T2">等式，方程式 </text:span><text:span text:style-name="T1">equation</text:span><text:line-break/><text:line-break/><text:span text:style-name="T2">一次方程 </text:span><text:span text:style-name="T1">simple equation</text:span><text:line-break/><text:soft-page-break/><text:line-break/><text:span text:style-name="T2">二次方程 </text:span><text:span text:style-name="T1">quadratic equation</text:span><text:line-break/><text:line-break/><text:span text:style-name="T2">三次方程 </text:span><text:span text:style-name="T1">cubic equation</text:span><text:line-break/><text:line-break/><text:span text:style-name="T2">四次方程 </text:span><text:span text:style-name="T1">quartic equation</text:span><text:line-break/><text:line-break/><text:span text:style-name="T2">不等式 </text:span><text:span text:style-name="T1">inequation</text:span><text:line-break/><text:line-break/><text:span text:style-name="T2">阶乘 </text:span><text:span text:style-name="T1">factorial</text:span><text:line-break/><text:line-break/><text:span text:style-name="T2">对数 </text:span><text:span text:style-name="T1">logarithm</text:span><text:line-break/><text:line-break/><text:span text:style-name="T2">指数，幂 </text:span><text:span text:style-name="T1">exponent</text:span><text:line-break/><text:line-break/><text:span text:style-name="T2">乘方 </text:span><text:span text:style-name="T1">power</text:span><text:line-break/><text:line-break/><text:span text:style-name="T2">二次方，平方 </text:span><text:span text:style-name="T1">square</text:span><text:line-break/><text:line-break/><text:span text:style-name="T2">三次方，立方 </text:span><text:span text:style-name="T1">cube</text:span><text:line-break/><text:line-break/><text:span text:style-name="T2">四次方 </text:span><text:span text:style-name="T1">the power of four, the fourth power</text:span><text:line-break/><text:line-break/><text:span text:style-name="T1">n</text:span><text:span text:style-name="T2">次方 </text:span><text:span text:style-name="T1">the power of n, the nth power</text:span><text:line-break/><text:line-break/><text:span text:style-name="T2">开方 </text:span><text:span text:style-name="T1">evolution, extraction</text:span><text:line-break/><text:line-break/><text:span text:style-name="T2">二次方根，平方根 </text:span><text:span text:style-name="T1">square root</text:span><text:line-break/><text:line-break/><text:span text:style-name="T2">三次方根，立方根 </text:span><text:span text:style-name="T1">cube root</text:span><text:line-break/><text:line-break/><text:span text:style-name="T2">四次方根 </text:span><text:span text:style-name="T1">the root of four, the fourth root</text:span><text:line-break/><text:line-break/><text:span text:style-name="T1">n</text:span><text:span text:style-name="T2">次方根 </text:span><text:span text:style-name="T1">the root of n, the nth root</text:span><text:line-break/><text:line-break/><text:span text:style-name="T2">集合 </text:span><text:span text:style-name="T1">aggregate</text:span><text:line-break/><text:line-break/><text:span text:style-name="T2">元素 </text:span><text:span text:style-name="T1">element</text:span><text:line-break/><text:line-break/><text:span text:style-name="T2">空集 </text:span><text:span text:style-name="T1">void</text:span><text:line-break/><text:line-break/><text:span text:style-name="T2">子集 </text:span><text:span text:style-name="T1">subset</text:span><text:line-break/><text:soft-page-break/><text:line-break/><text:span text:style-name="T2">交集 </text:span><text:span text:style-name="T1">intersection</text:span><text:line-break/><text:line-break/><text:span text:style-name="T2">并集 </text:span><text:span text:style-name="T1">union</text:span><text:line-break/><text:line-break/><text:span text:style-name="T2">补集 </text:span><text:span text:style-name="T1">complement</text:span><text:line-break/><text:line-break/><text:span text:style-name="T2">映射 </text:span><text:span text:style-name="T1">mapping</text:span><text:line-break/><text:line-break/><text:span text:style-name="T2">函数 </text:span><text:span text:style-name="T1">function</text:span><text:line-break/><text:line-break/><text:span text:style-name="T2">定义域 </text:span><text:span text:style-name="T1">domain, field of definition</text:span><text:line-break/><text:line-break/><text:span text:style-name="T2">值域 </text:span><text:span text:style-name="T1">range</text:span><text:line-break/><text:line-break/><text:span text:style-name="T2">常量 </text:span><text:span text:style-name="T1">constant</text:span><text:line-break/><text:line-break/><text:span text:style-name="T2">变量 </text:span><text:span text:style-name="T1">variable</text:span><text:line-break/><text:line-break/><text:span text:style-name="T2">单调性 </text:span><text:span text:style-name="T1">monotonicity</text:span><text:line-break/><text:line-break/><text:span text:style-name="T2">奇偶性 </text:span><text:span text:style-name="T1">parity</text:span><text:line-break/><text:line-break/><text:span text:style-name="T2">周期性 </text:span><text:span text:style-name="T1">periodicity</text:span><text:line-break/><text:line-break/><text:span text:style-name="T2">图象 </text:span><text:span text:style-name="T1">image</text:span><text:line-break/><text:line-break/><text:span text:style-name="T2">数列，级数 </text:span><text:span text:style-name="T1">series</text:span><text:line-break/><text:line-break/><text:span text:style-name="T2">微积分 </text:span><text:span text:style-name="T1">calculus</text:span><text:line-break/><text:line-break/><text:span text:style-name="T2">微分 </text:span><text:span text:style-name="T1">differential</text:span><text:line-break/><text:line-break/><text:span text:style-name="T2">导数 </text:span><text:span text:style-name="T1">derivative</text:span><text:line-break/><text:line-break/><text:span text:style-name="T2">极限 </text:span><text:span text:style-name="T1">limit</text:span><text:line-break/><text:line-break/><text:span text:style-name="T2">无穷大 </text:span><text:span text:style-name="T1">infinite(a.) infinity(n.)</text:span><text:line-break/><text:line-break/><text:span text:style-name="T2">无穷小 </text:span><text:span text:style-name="T1">infinitesimal</text:span><text:line-break/><text:line-break/><text:span text:style-name="T2">积分 </text:span><text:span text:style-name="T1">integral</text:span><text:line-break/><text:soft-page-break/><text:line-break/><text:span text:style-name="T2">定积分 </text:span><text:span text:style-name="T1">definite integral</text:span><text:line-break/><text:line-break/><text:span text:style-name="T2">不定积分 </text:span><text:span text:style-name="T1">indefinite integral</text:span><text:line-break/><text:line-break/><text:span text:style-name="T2">有理数 </text:span><text:span text:style-name="T1">rational number</text:span><text:line-break/><text:line-break/><text:span text:style-name="T2">无理数 </text:span><text:span text:style-name="T1">irrational number</text:span><text:line-break/><text:line-break/><text:span text:style-name="T2">实数 </text:span><text:span text:style-name="T1">real number</text:span><text:line-break/><text:line-break/><text:span text:style-name="T2">虚数 </text:span><text:span text:style-name="T1">imaginary number</text:span><text:line-break/><text:line-break/><text:span text:style-name="T2">复数 </text:span><text:span text:style-name="T1">complex number</text:span><text:line-break/><text:line-break/><text:span text:style-name="T2">矩阵 </text:span><text:span text:style-name="T1">matrix</text:span><text:line-break/><text:line-break/><text:span text:style-name="T2">行列式 </text:span><text:span text:style-name="T1">determinant</text:span><text:line-break/><text:line-break/><text:span text:style-name="T2">几何 </text:span><text:span text:style-name="T1">geometry</text:span><text:line-break/><text:line-break/><text:span text:style-name="T2">点 </text:span><text:span text:style-name="T1">point</text:span><text:line-break/><text:line-break/><text:span text:style-name="T2">线 </text:span><text:span text:style-name="T1">line</text:span><text:line-break/><text:line-break/><text:span text:style-name="T2">面 </text:span><text:span text:style-name="T1">plane</text:span><text:line-break/><text:line-break/><text:span text:style-name="T2">体 </text:span><text:span text:style-name="T1">solid</text:span><text:line-break/><text:line-break/><text:span text:style-name="T2">线段 </text:span><text:span text:style-name="T1">segment</text:span><text:line-break/><text:line-break/><text:span text:style-name="T2">射线 </text:span><text:span text:style-name="T1">radial</text:span><text:line-break/><text:line-break/><text:span text:style-name="T2">平行 </text:span><text:span text:style-name="T1">parallel</text:span><text:line-break/><text:line-break/><text:span text:style-name="T2">相交 </text:span><text:span text:style-name="T1">intersect</text:span><text:line-break/><text:line-break/><text:span text:style-name="T2">角 </text:span><text:span text:style-name="T1">angle</text:span><text:line-break/><text:line-break/><text:span text:style-name="T2">角度 </text:span><text:span text:style-name="T1">degree</text:span><text:line-break/><text:line-break/><text:span text:style-name="T2">弧度 </text:span><text:span text:style-name="T1">radian</text:span><text:line-break/><text:soft-page-break/><text:line-break/><text:span text:style-name="T2">锐角 </text:span><text:span text:style-name="T1">acute angle</text:span><text:line-break/><text:line-break/><text:span text:style-name="T2">直角 </text:span><text:span text:style-name="T1">right angle</text:span><text:line-break/><text:line-break/><text:span text:style-name="T2">钝角 </text:span><text:span text:style-name="T1">obtuse angle</text:span><text:line-break/><text:line-break/><text:span text:style-name="T2">平角 </text:span><text:span text:style-name="T1">straight angle</text:span><text:line-break/><text:line-break/><text:span text:style-name="T2">周角 </text:span><text:span text:style-name="T1">perigon</text:span><text:line-break/><text:line-break/><text:span text:style-name="T2">底 </text:span><text:span text:style-name="T1">base</text:span><text:line-break/><text:line-break/><text:span text:style-name="T2">边 </text:span><text:span text:style-name="T1">side</text:span><text:line-break/><text:line-break/><text:span text:style-name="T2">高 </text:span><text:span text:style-name="T1">height</text:span><text:line-break/><text:line-break/><text:span text:style-name="T2">三角形 </text:span><text:span text:style-name="T1">triangle</text:span><text:line-break/><text:line-break/><text:span text:style-name="T2">锐角三角形 </text:span><text:span text:style-name="T1">acute triangle</text:span><text:line-break/><text:line-break/><text:span text:style-name="T2">直角三角形 </text:span><text:span text:style-name="T1">right triangle</text:span><text:line-break/><text:line-break/><text:span text:style-name="T2">直角边 </text:span><text:span text:style-name="T1">leg</text:span><text:line-break/><text:line-break/><text:span text:style-name="T2">斜边 </text:span><text:span text:style-name="T1">hypotenuse</text:span><text:line-break/><text:line-break/><text:span text:style-name="T2">勾股定理 </text:span><text:span text:style-name="T1">pythagorean theorem</text:span><text:line-break/><text:line-break/><text:span text:style-name="T2">钝角三角形 </text:span><text:span text:style-name="T1">obtuse triangle</text:span><text:line-break/><text:line-break/><text:span text:style-name="T2">不等边三角形 </text:span><text:span text:style-name="T1">scalene triangle</text:span><text:line-break/><text:line-break/><text:span text:style-name="T2">等腰三角形 </text:span><text:span text:style-name="T1">isosceles triangle</text:span><text:line-break/><text:line-break/><text:span text:style-name="T2">等边三角形 </text:span><text:span text:style-name="T1">equilateral triangle</text:span><text:line-break/><text:line-break/><text:span text:style-name="T2">四边形 </text:span><text:span text:style-name="T1">quadrilateral</text:span><text:line-break/><text:line-break/><text:span text:style-name="T2">平行四边形 </text:span><text:span text:style-name="T1">parallelogram</text:span><text:line-break/><text:line-break/><text:span text:style-name="T2">矩形 </text:span><text:span text:style-name="T1">rectangle</text:span><text:line-break/><text:soft-page-break/><text:line-break/><text:span text:style-name="T2">长 </text:span><text:span text:style-name="T1">length</text:span><text:line-break/><text:line-break/><text:span text:style-name="T2">宽 </text:span><text:span text:style-name="T1">width</text:span><text:line-break/><text:line-break/><text:span text:style-name="T2">菱形 </text:span><text:span text:style-name="T1">rhomb, rhombus, rhombi(pl.), diamond</text:span><text:line-break/><text:line-break/><text:span text:style-name="T2">正方形 </text:span><text:span text:style-name="T1">square</text:span><text:line-break/><text:line-break/><text:span text:style-name="T2">梯形 </text:span><text:span text:style-name="T1">trapezoid</text:span><text:line-break/><text:line-break/><text:span text:style-name="T2">直角梯形 </text:span><text:span text:style-name="T1">right trapezoid</text:span><text:line-break/><text:line-break/><text:span text:style-name="T2">等腰梯形 </text:span><text:span text:style-name="T1">isosceles trapezoid</text:span><text:line-break/><text:line-break/><text:span text:style-name="T2">五边形 </text:span><text:span text:style-name="T1">pentagon</text:span><text:line-break/><text:line-break/><text:span text:style-name="T2">六边形 </text:span><text:span text:style-name="T1">hexagon</text:span><text:line-break/><text:line-break/><text:span text:style-name="T2">七边形 </text:span><text:span text:style-name="T1">heptagon</text:span><text:line-break/><text:line-break/><text:span text:style-name="T2">八边形 </text:span><text:span text:style-name="T1">octagon</text:span><text:line-break/><text:line-break/><text:span text:style-name="T2">九边形 </text:span><text:span text:style-name="T1">enneagon</text:span><text:line-break/><text:line-break/><text:span text:style-name="T2">十边形 </text:span><text:span text:style-name="T1">decagon</text:span><text:line-break/><text:line-break/><text:span text:style-name="T2">十一边形 </text:span><text:span text:style-name="T1">hendecagon</text:span><text:line-break/><text:line-break/><text:span text:style-name="T2">十二边形 </text:span><text:span text:style-name="T1">dodecagon</text:span><text:line-break/><text:line-break/><text:span text:style-name="T2">多边形 </text:span><text:span text:style-name="T1">polygon</text:span><text:line-break/><text:line-break/><text:span text:style-name="T2">正多边形 </text:span><text:span text:style-name="T1">equilateral polygon</text:span><text:line-break/><text:line-break/><text:span text:style-name="T2">圆 </text:span><text:span text:style-name="T1">circle</text:span><text:line-break/><text:line-break/><text:span text:style-name="T2">圆心 </text:span><text:span text:style-name="T1">centre(bre), center(ame)</text:span><text:line-break/><text:line-break/><text:span text:style-name="T2">半径 </text:span><text:span text:style-name="T1">radius</text:span><text:line-break/><text:line-break/><text:span text:style-name="T2">直径 </text:span><text:span text:style-name="T1">diameter</text:span><text:line-break/><text:soft-page-break/><text:line-break/><text:span text:style-name="T2">圆周率 </text:span><text:span text:style-name="T1">pi</text:span><text:line-break/><text:line-break/><text:span text:style-name="T2">弧 </text:span><text:span text:style-name="T1">arc</text:span><text:line-break/><text:line-break/><text:span text:style-name="T2">半圆 </text:span><text:span text:style-name="T1">semicircle</text:span><text:line-break/><text:line-break/><text:span text:style-name="T2">扇形 </text:span><text:span text:style-name="T1">sector</text:span><text:line-break/><text:line-break/><text:span text:style-name="T2">环 </text:span><text:span text:style-name="T1">ring</text:span><text:line-break/><text:line-break/><text:span text:style-name="T2">椭圆 </text:span><text:span text:style-name="T1">ellipse</text:span><text:line-break/><text:line-break/><text:span text:style-name="T2">圆周 </text:span><text:span text:style-name="T1">circumference</text:span><text:line-break/><text:line-break/><text:span text:style-name="T2">周长 </text:span><text:span text:style-name="T1">perimeter</text:span><text:line-break/><text:line-break/><text:span text:style-name="T2">面积 </text:span><text:span text:style-name="T1">area</text:span><text:line-break/><text:line-break/><text:span text:style-name="T2">轨迹 </text:span><text:span text:style-name="T1">locus, loca(pl.)</text:span><text:line-break/><text:line-break/><text:span text:style-name="T2">相似 </text:span><text:span text:style-name="T1">similar</text:span><text:line-break/><text:line-break/><text:span text:style-name="T2">全等 </text:span><text:span text:style-name="T1">congruent</text:span><text:line-break/><text:line-break/><text:span text:style-name="T2">四面体 </text:span><text:span text:style-name="T1">tetrahedron</text:span><text:line-break/><text:line-break/><text:span text:style-name="T2">五面体 </text:span><text:span text:style-name="T1">pentahedron</text:span><text:line-break/><text:line-break/><text:span text:style-name="T2">六面体 </text:span><text:span text:style-name="T1">hexahedron</text:span><text:line-break/><text:line-break/><text:span text:style-name="T2">平行六面体 </text:span><text:span text:style-name="T1">parallelepiped</text:span><text:line-break/><text:line-break/><text:span text:style-name="T2">立方体 </text:span><text:span text:style-name="T1">cube</text:span><text:line-break/><text:line-break/><text:span text:style-name="T2">七面体 </text:span><text:span text:style-name="T1">heptahedron</text:span><text:line-break/><text:line-break/><text:span text:style-name="T2">八面体 </text:span><text:span text:style-name="T1">octahedron</text:span><text:line-break/><text:line-break/><text:span text:style-name="T2">九面体 </text:span><text:span text:style-name="T1">enneahedron</text:span><text:line-break/><text:line-break/><text:span text:style-name="T2">十面体 </text:span><text:span text:style-name="T1">decahedron</text:span><text:line-break/><text:soft-page-break/><text:line-break/><text:span text:style-name="T2">十一面体 </text:span><text:span text:style-name="T1">hendecahedron</text:span><text:line-break/><text:line-break/><text:span text:style-name="T2">十二面体 </text:span><text:span text:style-name="T1">dodecahedron</text:span><text:line-break/><text:line-break/><text:span text:style-name="T2">二十面体 </text:span><text:span text:style-name="T1">icosahedron</text:span><text:line-break/><text:line-break/><text:span text:style-name="T2">多面体 </text:span><text:span text:style-name="T1">polyhedron</text:span><text:line-break/><text:line-break/><text:span text:style-name="T2">棱锥 </text:span><text:span text:style-name="T1">pyramid</text:span><text:line-break/><text:line-break/><text:span text:style-name="T2">棱柱 </text:span><text:span text:style-name="T1">prism</text:span><text:line-break/><text:line-break/><text:span text:style-name="T2">棱台 </text:span><text:span text:style-name="T1">frustum of a prism</text:span><text:line-break/><text:line-break/><text:span text:style-name="T2">旋转 </text:span><text:span text:style-name="T1">rotation</text:span><text:line-break/><text:line-break/><text:span text:style-name="T2">轴 </text:span><text:span text:style-name="T1">axis</text:span><text:line-break/><text:line-break/><text:span text:style-name="T2">圆锥 </text:span><text:span text:style-name="T1">cone</text:span><text:line-break/><text:line-break/><text:span text:style-name="T2">圆柱 </text:span><text:span text:style-name="T1">cylinder</text:span><text:line-break/><text:line-break/><text:span text:style-name="T2">圆台 </text:span><text:span text:style-name="T1">frustum of a cone</text:span><text:line-break/><text:line-break/><text:span text:style-name="T2">球 </text:span><text:span text:style-name="T1">sphere</text:span><text:line-break/><text:line-break/><text:span text:style-name="T2">半球 </text:span><text:span text:style-name="T1">hemisphere</text:span><text:line-break/><text:line-break/><text:span text:style-name="T2">底面 </text:span><text:span text:style-name="T1">undersurface</text:span><text:line-break/><text:line-break/><text:span text:style-name="T2">表面积 </text:span><text:span text:style-name="T1">surface area</text:span><text:line-break/><text:line-break/><text:span text:style-name="T2">体积 </text:span><text:span text:style-name="T1">volume</text:span><text:line-break/><text:line-break/><text:span text:style-name="T2">空间 </text:span><text:span text:style-name="T1">space</text:span><text:line-break/><text:line-break/><text:span text:style-name="T2">坐标系 </text:span><text:span text:style-name="T1">coordinates</text:span><text:line-break/><text:line-break/><text:span text:style-name="T2">坐标轴 </text:span><text:span text:style-name="T1">x-axis, y-axis, z-axis</text:span><text:line-break/><text:line-break/><text:span text:style-name="T2">横坐标 </text:span><text:span text:style-name="T1">x-coordinate</text:span><text:line-break/><text:soft-page-break/><text:line-break/><text:span text:style-name="T2">纵坐标 </text:span><text:span text:style-name="T1">y-coordinate</text:span><text:line-break/><text:line-break/><text:span text:style-name="T2">原点 </text:span><text:span text:style-name="T1">origin</text:span><text:line-break/><text:line-break/><text:span text:style-name="T2">双曲线 </text:span><text:span text:style-name="T1">hyperbola</text:span><text:line-break/><text:line-break/><text:span text:style-name="T2">抛物线 </text:span><text:span text:style-name="T1">parabola</text:span><text:line-break/><text:line-break/><text:span text:style-name="T2">三角 </text:span><text:span text:style-name="T1">trigonometry</text:span><text:line-break/><text:line-break/><text:span text:style-name="T2">正弦 </text:span><text:span text:style-name="T1">sine</text:span><text:line-break/><text:line-break/><text:span text:style-name="T2">余弦 </text:span><text:span text:style-name="T1">cosine</text:span><text:line-break/><text:line-break/><text:span text:style-name="T2">正切 </text:span><text:span text:style-name="T1">tangent</text:span><text:line-break/><text:line-break/><text:span text:style-name="T2">余切 </text:span><text:span text:style-name="T1">cotangent</text:span><text:line-break/><text:line-break/><text:span text:style-name="T2">正割 </text:span><text:span text:style-name="T1">secant</text:span><text:line-break/><text:line-break/><text:span text:style-name="T2">余割 </text:span><text:span text:style-name="T1">cosecant</text:span><text:line-break/><text:line-break/><text:span text:style-name="T2">反正弦 </text:span><text:span text:style-name="T1">arc sine</text:span><text:line-break/><text:line-break/><text:span text:style-name="T2">反余弦 </text:span><text:span text:style-name="T1">arc cosine</text:span><text:line-break/><text:line-break/><text:span text:style-name="T2">反正切 </text:span><text:span text:style-name="T1">arc tangent</text:span><text:line-break/><text:line-break/><text:span text:style-name="T2">反余切 </text:span><text:span text:style-name="T1">arc cotangent</text:span><text:line-break/><text:line-break/><text:span text:style-name="T2">反正割 </text:span><text:span text:style-name="T1">arc secant</text:span><text:line-break/><text:line-break/><text:span text:style-name="T2">反余割 </text:span><text:span text:style-name="T1">arc cosecant</text:span><text:line-break/><text:line-break/><text:span text:style-name="T2">相位 </text:span><text:span text:style-name="T1">phase</text:span><text:line-break/><text:line-break/><text:span text:style-name="T2">周期 </text:span><text:span text:style-name="T1">period</text:span><text:line-break/><text:line-break/><text:span text:style-name="T2">振幅 </text:span><text:span text:style-name="T1">amplitude</text:span><text:line-break/><text:line-break/><text:span text:style-name="T2">内心 </text:span><text:span text:style-name="T1">incentre(bre), incenter(ame)</text:span><text:line-break/><text:soft-page-break/><text:line-break/><text:span text:style-name="T2">外心 </text:span><text:span text:style-name="T1">excentre(bre), excenter(ame)</text:span><text:line-break/><text:line-break/><text:span text:style-name="T2">旁心 </text:span><text:span text:style-name="T1">escentre(bre), escenter(ame)</text:span><text:line-break/><text:line-break/><text:span text:style-name="T2">垂心 </text:span><text:span text:style-name="T1">orthocentre(bre), orthocenter(ame)</text:span><text:line-break/><text:line-break/><text:span text:style-name="T2">重心 </text:span><text:span text:style-name="T1">barycentre(bre), barycenter(ame)</text:span><text:line-break/><text:line-break/><text:span text:style-name="T2">内切圆 </text:span><text:span text:style-name="T1">inscribed circle</text:span><text:line-break/><text:line-break/><text:span text:style-name="T2">外切圆 </text:span><text:span text:style-name="T1">circumcircle</text:span><text:line-break/><text:line-break/><text:span text:style-name="T2">统计 </text:span><text:span text:style-name="T1">statistics</text:span><text:line-break/><text:line-break/><text:span text:style-name="T2">平均数 </text:span><text:span text:style-name="T1">average</text:span><text:line-break/><text:line-break/><text:span text:style-name="T2">加权平均数 </text:span><text:span text:style-name="T1">weighted average</text:span><text:line-break/><text:line-break/><text:span text:style-name="T2">方差 </text:span><text:span text:style-name="T1">variance</text:span><text:line-break/><text:line-break/><text:span text:style-name="T2">标准差 </text:span><text:span text:style-name="T1">root-mean-square deviation, standard deviation</text:span><text:line-break/><text:line-break/><text:span text:style-name="T2">比例 </text:span><text:span text:style-name="T1">propotion</text:span><text:line-break/><text:line-break/><text:span text:style-name="T2">百分比 </text:span><text:span text:style-name="T1">percent</text:span><text:line-break/><text:line-break/><text:span text:style-name="T2">百分点 </text:span><text:span text:style-name="T1">percentage</text:span><text:line-break/><text:line-break/><text:span text:style-name="T2">百分位数 </text:span><text:span text:style-name="T1">percentile</text:span><text:line-break/><text:line-break/><text:span text:style-name="T2">排列 </text:span><text:span text:style-name="T1">permutation</text:span><text:line-break/><text:line-break/><text:span text:style-name="T2">组合 </text:span><text:span text:style-name="T1">combination</text:span><text:line-break/><text:line-break/><text:span text:style-name="T2">概率，或然率 </text:span><text:span text:style-name="T1">probability</text:span><text:line-break/><text:line-break/><text:span text:style-name="T2">分布 </text:span><text:span text:style-name="T1">distribution</text:span><text:line-break/><text:line-break/><text:span text:style-name="T2">正态分布 </text:span><text:span text:style-name="T1">normal distribution</text:span><text:line-break/><text:line-break/><text:span text:style-name="T2">非正态分布 </text:span><text:span text:style-name="T1">abnormal distribution</text:span><text:line-break/><text:soft-page-break/><text:line-break/><text:span text:style-name="T2">图表 </text:span><text:span text:style-name="T1">graph</text:span><text:line-break/><text:line-break/><text:span text:style-name="T2">条形统计图 </text:span><text:span text:style-name="T1">bar graph</text:span><text:line-break/><text:line-break/><text:span text:style-name="T2">柱形统计图 </text:span><text:span text:style-name="T1">histogram</text:span><text:line-break/><text:line-break/><text:span text:style-name="T2">折线统计图 </text:span><text:span text:style-name="T1">broken line graph</text:span> </text:p>
      <text:p text:style-name="P3"/>
      <text:p text:style-name="P2"/>
      <text:p text:style-name="P2"/>
      <text:h text:style-name="P34" text:outline-level="2"><text:span text:style-name="T5">代数</text:span><text:span text:style-name="T3">-</text:span><text:span text:style-name="T5">数论</text:span></text:h>
      <text:list xml:id="list3863548700580306050" text:style-name="L1">
        <text:list-item>
          <text:p text:style-name="P16"><text:span text:style-name="T4">natural number </text:span><text:span text:style-name="T6">自然数</text:span></text:p>
        </text:list-item>
        <text:list-item>
          <text:p text:style-name="P4"><text:span text:style-name="T4">positive number </text:span><text:span text:style-name="T6">正数</text:span></text:p>
        </text:list-item>
        <text:list-item>
          <text:p text:style-name="P4"><text:span text:style-name="T4">negative number </text:span><text:span text:style-name="T6">负数</text:span></text:p>
        </text:list-item>
        <text:list-item>
          <text:p text:style-name="P4"><text:span text:style-name="T4">odd integer/number </text:span><text:span text:style-name="T6">奇数</text:span></text:p>
        </text:list-item>
        <text:list-item>
          <text:p text:style-name="P4"><text:span text:style-name="T4">even integer/number </text:span><text:span text:style-name="T6">偶数</text:span></text:p>
        </text:list-item>
        <text:list-item>
          <text:p text:style-name="P4"><text:span text:style-name="T4">Integer/whole number </text:span><text:span text:style-name="T6">整数</text:span></text:p>
        </text:list-item>
        <text:list-item>
          <text:p text:style-name="P4"><text:span text:style-name="T4">positive whole number </text:span><text:span text:style-name="T6">正整数</text:span></text:p>
        </text:list-item>
        <text:list-item>
          <text:p text:style-name="P4"><text:span text:style-name="T4">negative whole number </text:span><text:span text:style-name="T6">负整数</text:span></text:p>
        </text:list-item>
        <text:list-item>
          <text:p text:style-name="P4"><text:span text:style-name="T4">consecutive number </text:span><text:span text:style-name="T6">连续整数</text:span></text:p>
        </text:list-item>
        <text:list-item>
          <text:p text:style-name="P4"><text:span text:style-name="T4">real/rational number </text:span><text:span text:style-name="T6">实数</text:span><text:span text:style-name="T4">,</text:span><text:span text:style-name="T6">有理数</text:span></text:p>
        </text:list-item>
        <text:list-item>
          <text:p text:style-name="P4"><text:span text:style-name="T4">Irrational number </text:span><text:span text:style-name="T6">无理数</text:span></text:p>
        </text:list-item>
        <text:list-item>
          <text:p text:style-name="P4"><text:span text:style-name="T4">inverse /reciprocal </text:span><text:span text:style-name="T6">倒数</text:span></text:p>
        </text:list-item>
        <text:list-item>
          <text:p text:style-name="P4"><text:span text:style-name="T4">mode </text:span><text:span text:style-name="T6">众数</text:span></text:p>
        </text:list-item>
        <text:list-item>
          <text:p text:style-name="P4"><text:span text:style-name="T4">composite number </text:span><text:span text:style-name="T6">合数</text:span></text:p>
        </text:list-item>
        <text:list-item>
          <text:p text:style-name="P4"><text:span text:style-name="T4">prime number </text:span><text:span text:style-name="T6">质数</text:span></text:p>
        </text:list-item>
        <text:list-item>
          <text:p text:style-name="P4"><text:span text:style-name="T4">common divisor </text:span><text:span text:style-name="T6">公约数</text:span></text:p>
        </text:list-item>
        <text:list-item>
          <text:p text:style-name="P4"><text:span text:style-name="T4">multiple </text:span><text:span text:style-name="T6">倍数</text:span></text:p>
        </text:list-item>
        <text:list-item>
          <text:p text:style-name="P4"><text:span text:style-name="T4">common multiple </text:span><text:span text:style-name="T6">公倍数</text:span></text:p>
        </text:list-item>
        <text:list-item>
          <text:p text:style-name="P4"><text:span text:style-name="T4">(prime) factor(</text:span><text:span text:style-name="T6">质</text:span><text:span text:style-name="T4">)</text:span><text:span text:style-name="T6">因子</text:span></text:p>
        </text:list-item>
        <text:list-item>
          <text:p text:style-name="P4"><text:span text:style-name="T4">common factor </text:span><text:span text:style-name="T6">公因子</text:span></text:p>
        </text:list-item>
        <text:list-item>
          <text:p text:style-name="P4"><text:soft-page-break/><text:span text:style-name="T4">common ratio </text:span><text:span text:style-name="T6">公比</text:span></text:p>
        </text:list-item>
        <text:list-item>
          <text:p text:style-name="P4"><text:span text:style-name="T4">non-negative </text:span><text:span text:style-name="T6">非负的</text:span></text:p>
        </text:list-item>
        <text:list-item>
          <text:p text:style-name="P4"><text:span text:style-name="T4">mean</text:span><text:span text:style-name="T6">平均数</text:span></text:p>
        </text:list-item>
        <text:list-item>
          <text:p text:style-name="P4"><text:span text:style-name="T4">median</text:span><text:span text:style-name="T6">中值</text:span></text:p>
        </text:list-item>
        <text:list-item>
          <text:p text:style-name="P4"><text:span text:style-name="T4">mode </text:span><text:span text:style-name="T6">众数</text:span></text:p>
        </text:list-item>
        <text:list-item>
          <text:p text:style-name="P4"><text:span text:style-name="T4">composite number </text:span><text:span text:style-name="T6">合数</text:span></text:p>
        </text:list-item>
        <text:list-item>
          <text:p text:style-name="P4"><text:span text:style-name="T4">prime number </text:span><text:span text:style-name="T6">质数</text:span></text:p>
        </text:list-item>
        <text:list-item>
          <text:p text:style-name="P4"><text:span text:style-name="T4">common divisor </text:span><text:span text:style-name="T6">公约数</text:span></text:p>
        </text:list-item>
        <text:list-item>
          <text:p text:style-name="P4"><text:span text:style-name="T4">multiple </text:span><text:span text:style-name="T6">倍数</text:span></text:p>
        </text:list-item>
        <text:list-item>
          <text:p text:style-name="P4"><text:span text:style-name="T4">common multiple </text:span><text:span text:style-name="T6">公倍数</text:span></text:p>
        </text:list-item>
        <text:list-item>
          <text:p text:style-name="P4"><text:span text:style-name="T4">(prime) factor(</text:span><text:span text:style-name="T6">质</text:span><text:span text:style-name="T4">)</text:span><text:span text:style-name="T6">因子</text:span></text:p>
        </text:list-item>
        <text:list-item>
          <text:p text:style-name="P4"><text:span text:style-name="T4">common factor </text:span><text:span text:style-name="T6">公因子</text:span></text:p>
        </text:list-item>
        <text:list-item>
          <text:p text:style-name="P4"><text:span text:style-name="T4">common ratio </text:span><text:span text:style-name="T6">公比</text:span></text:p>
        </text:list-item>
        <text:list-item>
          <text:p text:style-name="P4"><text:span text:style-name="T4">nonnegative </text:span><text:span text:style-name="T6">非负的</text:span></text:p>
        </text:list-item>
        <text:list-item>
          <text:p text:style-name="P4"><text:span text:style-name="T4">mean</text:span><text:span text:style-name="T6">平均数</text:span></text:p>
        </text:list-item>
        <text:list-item>
          <text:p text:style-name="P26"><text:span text:style-name="T4">median</text:span><text:span text:style-name="T6">中值</text:span></text:p>
        </text:list-item>
      </text:list>
      <text:p text:style-name="P25"/>
      <text:h text:style-name="P35" text:outline-level="2"><text:span text:style-name="T5">代数</text:span><text:span text:style-name="T3">-</text:span><text:span text:style-name="T5">基本数学概念</text:span></text:h>
      <text:list xml:id="list209460457937510520" text:style-name="L2">
        <text:list-item>
          <text:p text:style-name="P17"><text:span text:style-name="T4">ALGEBRA </text:span><text:span text:style-name="T6">代数</text:span></text:p>
        </text:list-item>
        <text:list-item>
          <text:p text:style-name="P5"><text:span text:style-name="T4">arithmetic mean </text:span><text:span text:style-name="T6">算术平均值</text:span></text:p>
        </text:list-item>
        <text:list-item>
          <text:p text:style-name="P5"><text:span text:style-name="T4">weighted average </text:span><text:span text:style-name="T6">加权平均值</text:span></text:p>
        </text:list-item>
        <text:list-item>
          <text:p text:style-name="P5"><text:span text:style-name="T4">geometric mean </text:span><text:span text:style-name="T6">几何平均数</text:span></text:p>
        </text:list-item>
        <text:list-item>
          <text:p text:style-name="P5"><text:span text:style-name="T4">exponent </text:span><text:span text:style-name="T6">指数，幂</text:span></text:p>
        </text:list-item>
        <text:list-item>
          <text:p text:style-name="P5"><text:span text:style-name="T4">base </text:span><text:span text:style-name="T6">乘幂的底数</text:span><text:span text:style-name="T4">,</text:span><text:span text:style-name="T6">底边</text:span></text:p>
        </text:list-item>
        <text:list-item>
          <text:p text:style-name="P5"><text:span text:style-name="T4">cube </text:span><text:span text:style-name="T6">立方数，立方体</text:span></text:p>
        </text:list-item>
        <text:list-item>
          <text:p text:style-name="P5"><text:span text:style-name="T4">square root </text:span><text:span text:style-name="T6">平方根</text:span></text:p>
        </text:list-item>
        <text:list-item>
          <text:p text:style-name="P5"><text:span text:style-name="T4">cube root </text:span><text:span text:style-name="T6">立方根</text:span></text:p>
        </text:list-item>
        <text:list-item>
          <text:p text:style-name="P5"><text:span text:style-name="T4">common logarithm </text:span><text:span text:style-name="T6">常用对数</text:span></text:p>
        </text:list-item>
        <text:list-item>
          <text:p text:style-name="P5"><text:span text:style-name="T4">divisor </text:span><text:span text:style-name="T6">因子</text:span><text:span text:style-name="T4">,</text:span><text:span text:style-name="T6">除数</text:span><text:span text:style-name="T4">,</text:span><text:span text:style-name="T6">公约数</text:span></text:p>
        </text:list-item>
        <text:list-item>
          <text:p text:style-name="P5"><text:soft-page-break/><text:span text:style-name="T4">cardinal </text:span><text:span text:style-name="T6">基数</text:span></text:p>
        </text:list-item>
        <text:list-item>
          <text:p text:style-name="P5"><text:span text:style-name="T4">ordinal </text:span><text:span text:style-name="T6">序数</text:span></text:p>
        </text:list-item>
        <text:list-item>
          <text:p text:style-name="P5"><text:span text:style-name="T4">constant </text:span><text:span text:style-name="T6">常数</text:span></text:p>
        </text:list-item>
        <text:list-item>
          <text:p text:style-name="P5"><text:span text:style-name="T4">variable </text:span><text:span text:style-name="T6">变量</text:span></text:p>
        </text:list-item>
        <text:list-item>
          <text:p text:style-name="P5"><text:span text:style-name="T4">inverse function </text:span><text:span text:style-name="T6">反函数</text:span></text:p>
        </text:list-item>
        <text:list-item>
          <text:p text:style-name="P5"><text:span text:style-name="T4">complementary function </text:span><text:span text:style-name="T6">余函数</text:span></text:p>
        </text:list-item>
        <text:list-item>
          <text:p text:style-name="P5"><text:span text:style-name="T4">linear </text:span><text:span text:style-name="T6">一次的，线性的</text:span></text:p>
        </text:list-item>
        <text:list-item>
          <text:p text:style-name="P5"><text:span text:style-name="T4">factorization </text:span><text:span text:style-name="T6">因式分解</text:span></text:p>
        </text:list-item>
        <text:list-item>
          <text:p text:style-name="P5"><text:span text:style-name="T4">absolute value </text:span><text:span text:style-name="T6">绝对值</text:span></text:p>
        </text:list-item>
        <text:list-item>
          <text:p text:style-name="P5"><text:span text:style-name="T4">round to/off ,to the nearest </text:span><text:span text:style-name="T6">四舍五入</text:span></text:p>
        </text:list-item>
        <text:list-item>
          <text:p text:style-name="P5"><text:span text:style-name="T4">difference </text:span><text:span text:style-name="T6">差</text:span></text:p>
        </text:list-item>
        <text:list-item>
          <text:p text:style-name="P5"><text:span text:style-name="T4">product </text:span><text:span text:style-name="T6">积</text:span></text:p>
        </text:list-item>
        <text:list-item>
          <text:p text:style-name="P5"><text:span text:style-name="T4">quotient </text:span><text:span text:style-name="T6">商</text:span></text:p>
        </text:list-item>
        <text:list-item>
          <text:p text:style-name="P27"><text:span text:style-name="T4">remainder </text:span><text:span text:style-name="T6">余数</text:span></text:p>
        </text:list-item>
      </text:list>
      <text:h text:style-name="P35" text:outline-level="2"><text:span text:style-name="T5">代数</text:span><text:span text:style-name="T3">-</text:span><text:span text:style-name="T5">基本运算</text:span><text:span text:style-name="T3">, </text:span><text:span text:style-name="T5">小数</text:span><text:span text:style-name="T3">,</text:span><text:span text:style-name="T5">分数</text:span></text:h>
      <text:list xml:id="list7284428418648712866" text:style-name="L3">
        <text:list-item>
          <text:p text:style-name="P18"><text:span text:style-name="T4">Add/plus </text:span><text:span text:style-name="T6">加</text:span></text:p>
        </text:list-item>
        <text:list-item>
          <text:p text:style-name="P6"><text:span text:style-name="T4">subtract </text:span><text:span text:style-name="T6">减</text:span></text:p>
        </text:list-item>
        <text:list-item>
          <text:p text:style-name="P6"><text:span text:style-name="T4">Multiply / times </text:span><text:span text:style-name="T6">乘</text:span></text:p>
        </text:list-item>
        <text:list-item>
          <text:p text:style-name="P6"><text:span text:style-name="T4">divide </text:span><text:span text:style-name="T6">除</text:span></text:p>
        </text:list-item>
        <text:list-item>
          <text:p text:style-name="P6"><text:span text:style-name="T4">divisible </text:span><text:span text:style-name="T6">可被整除的</text:span></text:p>
        </text:list-item>
        <text:list-item>
          <text:p text:style-name="P6"><text:span text:style-name="T4">divided evenly </text:span><text:span text:style-name="T6">被整除</text:span></text:p>
        </text:list-item>
        <text:list-item>
          <text:p text:style-name="P6"><text:span text:style-name="T4">dividend </text:span><text:span text:style-name="T6">被除数，红利</text:span></text:p>
        </text:list-item>
        <text:list-item>
          <text:p text:style-name="P6"><text:span text:style-name="T4">factorial </text:span><text:span text:style-name="T6">阶乘</text:span></text:p>
        </text:list-item>
        <text:list-item>
          <text:p text:style-name="P6"><text:span text:style-name="T4">power </text:span><text:span text:style-name="T6">乘方</text:span></text:p>
        </text:list-item>
        <text:list-item>
          <text:p text:style-name="P6"><text:span text:style-name="T4">radical /root sign </text:span><text:span text:style-name="T6">根号</text:span></text:p>
        </text:list-item>
        <text:list-item>
          <text:p text:style-name="P6"><text:span text:style-name="T4">decimal fraction </text:span><text:span text:style-name="T6">纯小数</text:span></text:p>
        </text:list-item>
        <text:list-item>
          <text:p text:style-name="P6"><text:span text:style-name="T4">infinite decimal </text:span><text:span text:style-name="T6">无穷小数</text:span></text:p>
        </text:list-item>
        <text:list-item>
          <text:p text:style-name="P6"><text:span text:style-name="T4">recurring decimal </text:span><text:span text:style-name="T6">循环小数</text:span></text:p>
        </text:list-item>
        <text:list-item>
          <text:p text:style-name="P6"><text:span text:style-name="T4">proper fraction </text:span><text:span text:style-name="T6">真分数</text:span></text:p>
        </text:list-item>
        <text:list-item>
          <text:p text:style-name="P6"><text:soft-page-break/><text:span text:style-name="T4">improper fraction </text:span><text:span text:style-name="T6">假分数</text:span></text:p>
        </text:list-item>
        <text:list-item>
          <text:p text:style-name="P6"><text:span text:style-name="T4">mixed number </text:span><text:span text:style-name="T6">带分数</text:span></text:p>
        </text:list-item>
        <text:list-item>
          <text:p text:style-name="P6"><text:span text:style-name="T4">vulgar /common fraction </text:span><text:span text:style-name="T6">普通分数</text:span></text:p>
        </text:list-item>
        <text:list-item>
          <text:p text:style-name="P6"><text:span text:style-name="T4">simple fraction </text:span><text:span text:style-name="T6">简分数</text:span></text:p>
        </text:list-item>
        <text:list-item>
          <text:p text:style-name="P6"><text:span text:style-name="T4">complex fraction </text:span><text:span text:style-name="T6">繁分数</text:span></text:p>
        </text:list-item>
        <text:list-item>
          <text:p text:style-name="P6"><text:span text:style-name="T4">numerator </text:span><text:span text:style-name="T6">分子</text:span></text:p>
        </text:list-item>
        <text:list-item>
          <text:p text:style-name="P6"><text:span text:style-name="T4">denominator </text:span><text:span text:style-name="T6">分母</text:span></text:p>
        </text:list-item>
        <text:list-item>
          <text:p text:style-name="P6"><text:span text:style-name="T4">common denominator </text:span><text:span text:style-name="T6">公分母</text:span></text:p>
        </text:list-item>
        <text:list-item>
          <text:p text:style-name="P6"><text:span text:style-name="T4">quarter </text:span><text:span text:style-name="T6">四分之一</text:span></text:p>
        </text:list-item>
        <text:list-item>
          <text:p text:style-name="P6"><text:span text:style-name="T4">ordinary /decimal scale </text:span><text:span text:style-name="T6">十进制</text:span></text:p>
        </text:list-item>
        <text:list-item>
          <text:p text:style-name="P6"><text:span text:style-name="T4">tens </text:span><text:span text:style-name="T6">十位 </text:span><text:span text:style-name="T4">, units </text:span><text:span text:style-name="T6">个位</text:span></text:p>
        </text:list-item>
        <text:list-item>
          <text:p text:style-name="P28"><text:span text:style-name="T4">tenths unit </text:span><text:span text:style-name="T6">十分位</text:span></text:p>
        </text:list-item>
      </text:list>
      <text:h text:style-name="P35" text:outline-level="2"><text:span text:style-name="T5">代数</text:span><text:span text:style-name="T3">-</text:span><text:span text:style-name="T5">方程</text:span><text:span text:style-name="T3">,</text:span><text:span text:style-name="T5">集合</text:span><text:span text:style-name="T3">,</text:span><text:span text:style-name="T5">数列等</text:span></text:h>
      <text:list xml:id="list8487087534356835949" text:style-name="L4">
        <text:list-item>
          <text:p text:style-name="P19"><text:span text:style-name="T4">algebraic term </text:span><text:span text:style-name="T6">代数项</text:span></text:p>
        </text:list-item>
        <text:list-item>
          <text:p text:style-name="P7"><text:span text:style-name="T4">like terms, similar terms </text:span><text:span text:style-name="T6">同类项</text:span></text:p>
        </text:list-item>
        <text:list-item>
          <text:p text:style-name="P7"><text:span text:style-name="T4">numerical coefficient </text:span><text:span text:style-name="T6">数字系数</text:span></text:p>
        </text:list-item>
        <text:list-item>
          <text:p text:style-name="P7"><text:span text:style-name="T4">literal coefficient </text:span><text:span text:style-name="T6">字母系数</text:span></text:p>
        </text:list-item>
        <text:list-item>
          <text:p text:style-name="P7"><text:span text:style-name="T4">inequality </text:span><text:span text:style-name="T6">不等式</text:span></text:p>
        </text:list-item>
        <text:list-item>
          <text:p text:style-name="P7"><text:span text:style-name="T4">triangle inequality </text:span><text:span text:style-name="T6">三角不等式</text:span></text:p>
        </text:list-item>
        <text:list-item>
          <text:p text:style-name="P7"><text:span text:style-name="T4">range </text:span><text:span text:style-name="T6">值域</text:span></text:p>
        </text:list-item>
        <text:list-item>
          <text:p text:style-name="P7"><text:span text:style-name="T4">original equation </text:span><text:span text:style-name="T6">原方程</text:span></text:p>
        </text:list-item>
        <text:list-item>
          <text:p text:style-name="P7"><text:span text:style-name="T4">equivalent equation </text:span><text:span text:style-name="T6">同解</text:span><text:span text:style-name="T4">/</text:span><text:span text:style-name="T6">等价方程</text:span></text:p>
        </text:list-item>
        <text:list-item>
          <text:p text:style-name="P7"><text:span text:style-name="T4">linear equation </text:span><text:span text:style-name="T6">线性方程</text:span></text:p>
        </text:list-item>
        <text:list-item>
          <text:p text:style-name="P7"><text:span text:style-name="T4">union </text:span><text:span text:style-name="T6">并集</text:span></text:p>
        </text:list-item>
        <text:list-item>
          <text:p text:style-name="P7"><text:span text:style-name="T4">proper subset </text:span><text:span text:style-name="T6">真子集</text:span></text:p>
        </text:list-item>
        <text:list-item>
          <text:p text:style-name="P7"><text:span text:style-name="T4">solution set </text:span><text:span text:style-name="T6">解集</text:span></text:p>
        </text:list-item>
        <text:list-item>
          <text:p text:style-name="P14">arithmetic progression(sequence)</text:p>
        </text:list-item>
        <text:list-item>
          <text:p text:style-name="P13">等差数列</text:p>
        </text:list-item>
        <text:list-item>
          <text:p text:style-name="P14">geometric progression(sequence)</text:p>
        </text:list-item>
        <text:list-item>
          <text:p text:style-name="P13"><text:soft-page-break/>等比数列</text:p>
        </text:list-item>
        <text:list-item>
          <text:p text:style-name="P7"><text:span text:style-name="T4">approximate </text:span><text:span text:style-name="T6">近似</text:span></text:p>
        </text:list-item>
        <text:list-item>
          <text:p text:style-name="P7"><text:span text:style-name="T4">(anti)clockwise (</text:span><text:span text:style-name="T6">逆</text:span><text:span text:style-name="T4">) </text:span><text:span text:style-name="T6">顺时针方向</text:span></text:p>
        </text:list-item>
        <text:list-item>
          <text:p text:style-name="P7"><text:span text:style-name="T4">direct proportion </text:span><text:span text:style-name="T6">正比</text:span></text:p>
        </text:list-item>
        <text:list-item>
          <text:p text:style-name="P7"><text:span text:style-name="T4">parentheses </text:span><text:span text:style-name="T6">括号</text:span></text:p>
        </text:list-item>
        <text:list-item>
          <text:p text:style-name="P7"><text:span text:style-name="T4">proportion </text:span><text:span text:style-name="T6">比例</text:span></text:p>
        </text:list-item>
        <text:list-item>
          <text:p text:style-name="P7"><text:span text:style-name="T4">permutation </text:span><text:span text:style-name="T6">排列</text:span></text:p>
        </text:list-item>
        <text:list-item>
          <text:p text:style-name="P7"><text:span text:style-name="T4">combination </text:span><text:span text:style-name="T6">组合</text:span></text:p>
        </text:list-item>
        <text:list-item>
          <text:p text:style-name="P29"><text:span text:style-name="T4">trigonometric function </text:span><text:span text:style-name="T6">三角函数</text:span></text:p>
        </text:list-item>
      </text:list>
      <text:h text:style-name="P35" text:outline-level="2"><text:span text:style-name="T5">几何</text:span><text:span text:style-name="T3">-</text:span><text:span text:style-name="T5">三角</text:span></text:h>
      <text:list xml:id="list1247451140246329548" text:style-name="L5">
        <text:list-item>
          <text:p text:style-name="P20"><text:span text:style-name="T4">plane geometry </text:span><text:span text:style-name="T6">平面几何</text:span></text:p>
        </text:list-item>
        <text:list-item>
          <text:p text:style-name="P8"><text:span text:style-name="T4">plane </text:span><text:span text:style-name="T6">平面</text:span></text:p>
        </text:list-item>
        <text:list-item>
          <text:p text:style-name="P8"><text:span text:style-name="T4">alternate angle </text:span><text:span text:style-name="T6">内错角</text:span></text:p>
        </text:list-item>
        <text:list-item>
          <text:p text:style-name="P8"><text:span text:style-name="T4">corresponding angle </text:span><text:span text:style-name="T6">同位角</text:span></text:p>
        </text:list-item>
        <text:list-item>
          <text:p text:style-name="P8"><text:span text:style-name="T4">vertical angle </text:span><text:span text:style-name="T6">对顶角</text:span></text:p>
        </text:list-item>
        <text:list-item>
          <text:p text:style-name="P8"><text:span text:style-name="T4">supplementary angles </text:span><text:span text:style-name="T6">补角</text:span></text:p>
        </text:list-item>
        <text:list-item>
          <text:p text:style-name="P8"><text:span text:style-name="T4">complementary angle </text:span><text:span text:style-name="T6">余角</text:span></text:p>
        </text:list-item>
        <text:list-item>
          <text:p text:style-name="P8"><text:span text:style-name="T4">adjacent angle </text:span><text:span text:style-name="T6">邻角</text:span></text:p>
        </text:list-item>
        <text:list-item>
          <text:p text:style-name="P8"><text:span text:style-name="T4">right angle </text:span><text:span text:style-name="T6">直角</text:span></text:p>
        </text:list-item>
        <text:list-item>
          <text:p text:style-name="P8"><text:span text:style-name="T4">round angle </text:span><text:span text:style-name="T6">周角</text:span></text:p>
        </text:list-item>
        <text:list-item>
          <text:p text:style-name="P8"><text:span text:style-name="T4">straight angle </text:span><text:span text:style-name="T6">平角</text:span></text:p>
        </text:list-item>
        <text:list-item>
          <text:p text:style-name="P8"><text:span text:style-name="T4">included angle </text:span><text:span text:style-name="T6">夹角</text:span></text:p>
        </text:list-item>
        <text:list-item>
          <text:p text:style-name="P8"><text:span text:style-name="T4">central angle </text:span><text:span text:style-name="T6">圆心角</text:span></text:p>
        </text:list-item>
        <text:list-item>
          <text:p text:style-name="P8"><text:span text:style-name="T4">interior angle </text:span><text:span text:style-name="T6">内角</text:span></text:p>
        </text:list-item>
        <text:list-item>
          <text:p text:style-name="P8"><text:span text:style-name="T4">exterior angle </text:span><text:span text:style-name="T6">外角</text:span></text:p>
        </text:list-item>
        <text:list-item>
          <text:p text:style-name="P8"><text:span text:style-name="T4">acute angle </text:span><text:span text:style-name="T6">锐角</text:span></text:p>
        </text:list-item>
        <text:list-item>
          <text:p text:style-name="P8"><text:span text:style-name="T4">obtuse angle </text:span><text:span text:style-name="T6">钝角</text:span></text:p>
        </text:list-item>
        <text:list-item>
          <text:p text:style-name="P8"><text:span text:style-name="T4">trigonometry </text:span><text:span text:style-name="T6">三角学</text:span></text:p>
        </text:list-item>
        <text:list-item>
          <text:p text:style-name="P8"><text:span text:style-name="T4">equilateral triangle </text:span><text:span text:style-name="T6">等边三角形</text:span></text:p>
        </text:list-item>
        <text:list-item>
          <text:p text:style-name="P8"><text:soft-page-break/><text:span text:style-name="T4">scalene triangle </text:span><text:span text:style-name="T6">不等边三角形</text:span></text:p>
        </text:list-item>
        <text:list-item>
          <text:p text:style-name="P8"><text:span text:style-name="T4">isosceles triangle </text:span><text:span text:style-name="T6">等腰三角形</text:span></text:p>
        </text:list-item>
        <text:list-item>
          <text:p text:style-name="P8"><text:span text:style-name="T4">right triangle </text:span><text:span text:style-name="T6">直角三角形</text:span></text:p>
        </text:list-item>
        <text:list-item>
          <text:p text:style-name="P8"><text:span text:style-name="T4">oblique </text:span><text:span text:style-name="T6">斜三角形</text:span></text:p>
        </text:list-item>
        <text:list-item>
          <text:p text:style-name="P30"><text:span text:style-name="T4">inscribed triangle </text:span><text:span text:style-name="T6">内接三角形</text:span></text:p>
        </text:list-item>
      </text:list>
      <text:h text:style-name="P35" text:outline-level="2"><text:span text:style-name="T5">几何</text:span><text:span text:style-name="T3">-</text:span><text:span text:style-name="T5">平面</text:span><text:span text:style-name="T3">, </text:span><text:span text:style-name="T5">立体</text:span></text:h>
      <text:list xml:id="list8646606617330222221" text:style-name="L6">
        <text:list-item>
          <text:p text:style-name="P21"><text:span text:style-name="T4">quadrilateral </text:span><text:span text:style-name="T6">四边形</text:span></text:p>
        </text:list-item>
        <text:list-item>
          <text:p text:style-name="P9"><text:span text:style-name="T4">pentagon </text:span><text:span text:style-name="T6">五边形</text:span></text:p>
        </text:list-item>
        <text:list-item>
          <text:p text:style-name="P9"><text:span text:style-name="T4">hexagon </text:span><text:span text:style-name="T6">六边形</text:span></text:p>
        </text:list-item>
        <text:list-item>
          <text:p text:style-name="P9"><text:span text:style-name="T4">heptagon </text:span><text:span text:style-name="T6">七边形</text:span></text:p>
        </text:list-item>
        <text:list-item>
          <text:p text:style-name="P9"><text:span text:style-name="T4">octagon </text:span><text:span text:style-name="T6">八边形</text:span></text:p>
        </text:list-item>
        <text:list-item>
          <text:p text:style-name="P9"><text:span text:style-name="T4">nonagon </text:span><text:span text:style-name="T6">九边形</text:span></text:p>
        </text:list-item>
        <text:list-item>
          <text:p text:style-name="P9"><text:span text:style-name="T4">decagon </text:span><text:span text:style-name="T6">十边形</text:span></text:p>
        </text:list-item>
        <text:list-item>
          <text:p text:style-name="P9"><text:span text:style-name="T4">polygon </text:span><text:span text:style-name="T6">多边形</text:span></text:p>
        </text:list-item>
        <text:list-item>
          <text:p text:style-name="P9"><text:span text:style-name="T4">parallelogram </text:span><text:span text:style-name="T6">平行四边形</text:span></text:p>
        </text:list-item>
        <text:list-item>
          <text:p text:style-name="P9"><text:span text:style-name="T4">square </text:span><text:span text:style-name="T6">正方形，平方</text:span></text:p>
        </text:list-item>
        <text:list-item>
          <text:p text:style-name="P9"><text:span text:style-name="T4">rectangle</text:span><text:span text:style-name="T6">长方形</text:span></text:p>
        </text:list-item>
        <text:list-item>
          <text:p text:style-name="P9"><text:span text:style-name="T4">rhombus </text:span><text:span text:style-name="T6">菱形</text:span></text:p>
        </text:list-item>
        <text:list-item>
          <text:p text:style-name="P9"><text:span text:style-name="T4">trapezoid </text:span><text:span text:style-name="T6">梯形</text:span></text:p>
        </text:list-item>
        <text:list-item>
          <text:p text:style-name="P9"><text:span text:style-name="T4">equilateral </text:span><text:span text:style-name="T6">等边形</text:span></text:p>
        </text:list-item>
        <text:list-item>
          <text:p text:style-name="P9"><text:span text:style-name="T4">regular polygon </text:span><text:span text:style-name="T6">正多边形</text:span></text:p>
        </text:list-item>
        <text:list-item>
          <text:p text:style-name="P9"><text:span text:style-name="T4">concentric circles </text:span><text:span text:style-name="T6">同心圆</text:span></text:p>
        </text:list-item>
        <text:list-item>
          <text:p text:style-name="P9"><text:span text:style-name="T4">line, straight line </text:span><text:span text:style-name="T6">直线</text:span></text:p>
        </text:list-item>
        <text:list-item>
          <text:p text:style-name="P9"><text:span text:style-name="T4">line segment </text:span><text:span text:style-name="T6">线段</text:span></text:p>
        </text:list-item>
        <text:list-item>
          <text:p text:style-name="P9"><text:span text:style-name="T4">parallel lines </text:span><text:span text:style-name="T6">平行线</text:span></text:p>
        </text:list-item>
        <text:list-item>
          <text:p text:style-name="P9"><text:span text:style-name="T4">rectangular solid </text:span><text:span text:style-name="T6">长方体</text:span></text:p>
        </text:list-item>
        <text:list-item>
          <text:p text:style-name="P9"><text:span text:style-name="T4">regular solid/polyhedron </text:span><text:span text:style-name="T6">正多面体</text:span></text:p>
        </text:list-item>
        <text:list-item>
          <text:p text:style-name="P9"><text:span text:style-name="T4">circular cylinder </text:span><text:span text:style-name="T6">圆柱体</text:span></text:p>
        </text:list-item>
        <text:list-item>
          <text:p text:style-name="P9"><text:span text:style-name="T4">cone </text:span><text:span text:style-name="T6">圆锥</text:span></text:p>
        </text:list-item>
        <text:list-item>
          <text:p text:style-name="P9"><text:soft-page-break/><text:span text:style-name="T4">sphere </text:span><text:span text:style-name="T6">球体</text:span></text:p>
        </text:list-item>
        <text:list-item>
          <text:p text:style-name="P31"><text:span text:style-name="T4">solid </text:span><text:span text:style-name="T6">立体的</text:span></text:p>
        </text:list-item>
      </text:list>
      <text:h text:style-name="P35" text:outline-level="2"><text:span text:style-name="T5">几何</text:span><text:span text:style-name="T3">-</text:span><text:span text:style-name="T5">图形概念</text:span></text:h>
      <text:list xml:id="list1144665628592949032" text:style-name="L7">
        <text:list-item>
          <text:p text:style-name="P22"><text:span text:style-name="T4">bisect </text:span><text:span text:style-name="T6">平分</text:span></text:p>
        </text:list-item>
        <text:list-item>
          <text:p text:style-name="P10"><text:span text:style-name="T4">circumscribe </text:span><text:span text:style-name="T6">外切</text:span></text:p>
        </text:list-item>
        <text:list-item>
          <text:p text:style-name="P10"><text:span text:style-name="T4">inscribe </text:span><text:span text:style-name="T6">内切</text:span></text:p>
        </text:list-item>
        <text:list-item>
          <text:p text:style-name="P10"><text:span text:style-name="T4">intersect </text:span><text:span text:style-name="T6">相交</text:span></text:p>
        </text:list-item>
        <text:list-item>
          <text:p text:style-name="P10"><text:span text:style-name="T4">perpendicular </text:span><text:span text:style-name="T6">垂直</text:span></text:p>
        </text:list-item>
        <text:list-item>
          <text:p text:style-name="P10"><text:span text:style-name="T4">congruent </text:span><text:span text:style-name="T6">全等的</text:span></text:p>
        </text:list-item>
        <text:list-item>
          <text:p text:style-name="P10"><text:span text:style-name="T4">multilateral </text:span><text:span text:style-name="T6">多边的</text:span></text:p>
        </text:list-item>
        <text:list-item>
          <text:p text:style-name="P10"><text:span text:style-name="T4">side </text:span><text:span text:style-name="T6">边长</text:span></text:p>
        </text:list-item>
        <text:list-item>
          <text:p text:style-name="P10"><text:span text:style-name="T4">circumference, perimeter </text:span><text:span text:style-name="T6">周长</text:span></text:p>
        </text:list-item>
        <text:list-item>
          <text:p text:style-name="P10"><text:span text:style-name="T4">diameter </text:span><text:span text:style-name="T6">直径</text:span></text:p>
        </text:list-item>
        <text:list-item>
          <text:p text:style-name="P10"><text:span text:style-name="T4">radius </text:span><text:span text:style-name="T6">半径</text:span></text:p>
        </text:list-item>
        <text:list-item>
          <text:p text:style-name="P10"><text:span text:style-name="T4">chord </text:span><text:span text:style-name="T6">弦</text:span></text:p>
        </text:list-item>
        <text:list-item>
          <text:p text:style-name="P10"><text:span text:style-name="T4">arc </text:span><text:span text:style-name="T6">弧</text:span></text:p>
        </text:list-item>
        <text:list-item>
          <text:p text:style-name="P10"><text:span text:style-name="T4">semicircle </text:span><text:span text:style-name="T6">半圆</text:span></text:p>
        </text:list-item>
        <text:list-item>
          <text:p text:style-name="P10"><text:span text:style-name="T4">radian </text:span><text:span text:style-name="T6">弧度</text:span></text:p>
        </text:list-item>
        <text:list-item>
          <text:p text:style-name="P10"><text:span text:style-name="T4">center of a circle </text:span><text:span text:style-name="T6">圆心</text:span></text:p>
        </text:list-item>
        <text:list-item>
          <text:p text:style-name="P10"><text:span text:style-name="T4">segment of a circle </text:span><text:span text:style-name="T6">弧形</text:span></text:p>
        </text:list-item>
        <text:list-item>
          <text:p text:style-name="P10"><text:span text:style-name="T4">angle bisector </text:span><text:span text:style-name="T6">角平分线</text:span></text:p>
        </text:list-item>
        <text:list-item>
          <text:p text:style-name="P10"><text:span text:style-name="T4">diagonal </text:span><text:span text:style-name="T6">对角线</text:span></text:p>
        </text:list-item>
        <text:list-item>
          <text:p text:style-name="P10"><text:span text:style-name="T4">cube </text:span><text:span text:style-name="T6">立方体，立方数</text:span></text:p>
        </text:list-item>
        <text:list-item>
          <text:p text:style-name="P10"><text:span text:style-name="T4">face of a solid </text:span><text:span text:style-name="T6">立体的面</text:span></text:p>
        </text:list-item>
        <text:list-item>
          <text:p text:style-name="P10"><text:span text:style-name="T4">altitude </text:span><text:span text:style-name="T6">高</text:span></text:p>
        </text:list-item>
        <text:list-item>
          <text:p text:style-name="P10"><text:span text:style-name="T4">depth </text:span><text:span text:style-name="T6">深度</text:span></text:p>
        </text:list-item>
        <text:list-item>
          <text:p text:style-name="P10"><text:span text:style-name="T4">volume </text:span><text:span text:style-name="T6">体积</text:span></text:p>
        </text:list-item>
        <text:list-item>
          <text:p text:style-name="P10"><text:span text:style-name="T4">surface area </text:span><text:span text:style-name="T6">表面积</text:span></text:p>
        </text:list-item>
        <text:list-item>
          <text:p text:style-name="P32"><text:span text:style-name="T4">edge </text:span><text:span text:style-name="T6">棱</text:span></text:p>
        </text:list-item>
      </text:list>
      <text:h text:style-name="P35" text:outline-level="2"><text:soft-page-break/><text:span text:style-name="T5">几何</text:span><text:span text:style-name="T3">-</text:span><text:span text:style-name="T5">坐标</text:span></text:h>
      <text:list xml:id="list4014530735422800841" text:style-name="L8">
        <text:list-item>
          <text:p text:style-name="P23"><text:span text:style-name="T4">arm </text:span><text:span text:style-name="T6">直角三角形的股</text:span></text:p>
        </text:list-item>
        <text:list-item>
          <text:p text:style-name="P11"><text:span text:style-name="T4">hypotenuse </text:span><text:span text:style-name="T6">斜边</text:span></text:p>
        </text:list-item>
        <text:list-item>
          <text:p text:style-name="P11"><text:span text:style-name="T4">included side </text:span><text:span text:style-name="T6">夹边</text:span></text:p>
        </text:list-item>
        <text:list-item>
          <text:p text:style-name="P11"><text:span text:style-name="T4">Pythagorean theorem </text:span><text:span text:style-name="T6">勾股定理</text:span></text:p>
        </text:list-item>
        <text:list-item>
          <text:p text:style-name="P11"><text:span text:style-name="T4">leg </text:span><text:span text:style-name="T6">三角形的直角边</text:span></text:p>
        </text:list-item>
        <text:list-item>
          <text:p text:style-name="P11"><text:span text:style-name="T4">median</text:span><text:span text:style-name="T6">（三角形的）中线</text:span></text:p>
        </text:list-item>
        <text:list-item>
          <text:p text:style-name="P11"><text:span text:style-name="T4">base</text:span><text:span text:style-name="T6">底边，底数</text:span></text:p>
        </text:list-item>
        <text:list-item>
          <text:p text:style-name="P11"><text:span text:style-name="T4">opposite </text:span><text:span text:style-name="T6">直角三角形中的对边</text:span></text:p>
        </text:list-item>
        <text:list-item>
          <text:p text:style-name="P11"><text:span text:style-name="T4">cross section </text:span><text:span text:style-name="T6">横截面</text:span></text:p>
        </text:list-item>
        <text:list-item>
          <text:p text:style-name="P11"><text:span text:style-name="T4">vertex (</text:span><text:span text:style-name="T6">复数形式</text:span><text:span text:style-name="T4">vertices)</text:span><text:span text:style-name="T6">顶点</text:span></text:p>
        </text:list-item>
        <text:list-item>
          <text:p text:style-name="P11"><text:span text:style-name="T4">tangent </text:span><text:span text:style-name="T6">切线的</text:span></text:p>
        </text:list-item>
        <text:list-item>
          <text:p text:style-name="P11"><text:span text:style-name="T4">complex plane </text:span><text:span text:style-name="T6">复平面</text:span></text:p>
        </text:list-item>
        <text:list-item>
          <text:p text:style-name="P11"><text:span text:style-name="T4">midpoint </text:span><text:span text:style-name="T6">中点</text:span></text:p>
        </text:list-item>
        <text:list-item>
          <text:p text:style-name="P11"><text:span text:style-name="T4">endpoint </text:span><text:span text:style-name="T6">端点</text:span></text:p>
        </text:list-item>
        <text:list-item>
          <text:p text:style-name="P11"><text:span text:style-name="T4">coordinate system </text:span><text:span text:style-name="T6">坐标系</text:span></text:p>
        </text:list-item>
        <text:list-item>
          <text:p text:style-name="P11"><text:span text:style-name="T4">rectangular coordinate </text:span><text:span text:style-name="T6">直角坐标系</text:span></text:p>
        </text:list-item>
        <text:list-item>
          <text:p text:style-name="P11"><text:span text:style-name="T4">origin </text:span><text:span text:style-name="T6">原点</text:span></text:p>
        </text:list-item>
        <text:list-item>
          <text:p text:style-name="P11"><text:span text:style-name="T4">abscissa </text:span><text:span text:style-name="T6">横坐标</text:span></text:p>
        </text:list-item>
        <text:list-item>
          <text:p text:style-name="P11"><text:span text:style-name="T4">ordinate </text:span><text:span text:style-name="T6">纵坐标</text:span></text:p>
        </text:list-item>
        <text:list-item>
          <text:p text:style-name="P11"><text:span text:style-name="T4">number line </text:span><text:span text:style-name="T6">数轴</text:span></text:p>
        </text:list-item>
        <text:list-item>
          <text:p text:style-name="P11"><text:span text:style-name="T4">quadrant </text:span><text:span text:style-name="T6">象限</text:span></text:p>
        </text:list-item>
        <text:list-item>
          <text:p text:style-name="P11"><text:span text:style-name="T4">slope </text:span><text:span text:style-name="T6">斜率</text:span></text:p>
        </text:list-item>
        <text:list-item>
          <text:p text:style-name="P11"><text:span text:style-name="T4">transversal </text:span><text:span text:style-name="T6">截线</text:span></text:p>
        </text:list-item>
        <text:list-item>
          <text:p text:style-name="P33"><text:span text:style-name="T4">intercept </text:span><text:span text:style-name="T6">截距</text:span></text:p>
        </text:list-item>
      </text:list>
      <text:h text:style-name="P35" text:outline-level="2"><text:span text:style-name="T5">商业术语</text:span><text:span text:style-name="T3">,</text:span><text:span text:style-name="T5">计量单位</text:span></text:h>
      <text:list xml:id="list4764997095235312830" text:style-name="L9">
        <text:list-item>
          <text:p text:style-name="P24"><text:span text:style-name="T4">Intercalary/leap year </text:span><text:span text:style-name="T6">闰年</text:span><text:span text:style-name="T4">(366</text:span><text:span text:style-name="T6">天</text:span><text:span text:style-name="T4">)</text:span></text:p>
        </text:list-item>
        <text:list-item>
          <text:p text:style-name="P12"><text:span text:style-name="T4">common year </text:span><text:span text:style-name="T6">平年</text:span><text:span text:style-name="T4">(365</text:span><text:span text:style-name="T6">天</text:span><text:span text:style-name="T4">)</text:span></text:p>
        </text:list-item>
        <text:list-item>
          <text:p text:style-name="P12"><text:soft-page-break/><text:span text:style-name="T4">depreciation </text:span><text:span text:style-name="T6">折旧</text:span></text:p>
        </text:list-item>
        <text:list-item>
          <text:p text:style-name="P12"><text:span text:style-name="T4">down payment </text:span><text:span text:style-name="T6">直接付款</text:span></text:p>
        </text:list-item>
        <text:list-item>
          <text:p text:style-name="P12"><text:span text:style-name="T4">discount </text:span><text:span text:style-name="T6">打折 </text:span><text:span text:style-name="T4">/ denote </text:span><text:span text:style-name="T6">表示</text:span></text:p>
        </text:list-item>
        <text:list-item>
          <text:p text:style-name="P12"><text:span text:style-name="T4">margin /profit </text:span><text:span text:style-name="T6">利润</text:span></text:p>
        </text:list-item>
        <text:list-item>
          <text:p text:style-name="P12"><text:span text:style-name="T4">interest </text:span><text:span text:style-name="T6">利息</text:span><text:span text:style-name="T4">/ dividend </text:span><text:span text:style-name="T6">红利</text:span></text:p>
        </text:list-item>
        <text:list-item>
          <text:p text:style-name="P12"><text:span text:style-name="T4">simple interest </text:span><text:span text:style-name="T6">单利</text:span></text:p>
        </text:list-item>
        <text:list-item>
          <text:p text:style-name="P12"><text:span text:style-name="T4">compounded interest </text:span><text:span text:style-name="T6">复利</text:span></text:p>
        </text:list-item>
        <text:list-item>
          <text:p text:style-name="P12"><text:span text:style-name="T4">Increase / decrease to </text:span><text:span text:style-name="T6">增加</text:span><text:span text:style-name="T4">/</text:span><text:span text:style-name="T6">减少到</text:span></text:p>
        </text:list-item>
        <text:list-item>
          <text:p text:style-name="P12"><text:span text:style-name="T4">increase /decrease by </text:span><text:span text:style-name="T6">增加</text:span><text:span text:style-name="T4">/</text:span><text:span text:style-name="T6">减少了</text:span></text:p>
        </text:list-item>
        <text:list-item>
          <text:p text:style-name="P12"><text:span text:style-name="T4">list price </text:span><text:span text:style-name="T6">标价 </text:span><text:span text:style-name="T4">/markup </text:span><text:span text:style-name="T6">涨价</text:span></text:p>
        </text:list-item>
        <text:list-item>
          <text:p text:style-name="P12"><text:span text:style-name="T4">retail price </text:span><text:span text:style-name="T6">零售价 </text:span><text:span text:style-name="T4">/per capita </text:span><text:span text:style-name="T6">每人</text:span></text:p>
        </text:list-item>
        <text:list-item>
          <text:p text:style-name="P12"><text:span text:style-name="T4">cent </text:span><text:span text:style-name="T6">美分</text:span><text:span text:style-name="T4">/penny </text:span><text:span text:style-name="T6">一美分硬币</text:span></text:p>
        </text:list-item>
        <text:list-item>
          <text:p text:style-name="P12"><text:span text:style-name="T4">nickel 5</text:span><text:span text:style-name="T6">美分硬币 </text:span><text:span text:style-name="T4">/dime </text:span><text:span text:style-name="T6">一角硬币</text:span></text:p>
        </text:list-item>
        <text:list-item>
          <text:p text:style-name="P12"><text:span text:style-name="T4">dozen </text:span><text:span text:style-name="T6">打</text:span><text:span text:style-name="T4">(12</text:span><text:span text:style-name="T6">个</text:span><text:span text:style-name="T4">) / score </text:span><text:span text:style-name="T6">廿 </text:span><text:span text:style-name="T4">(20</text:span><text:span text:style-name="T6">个</text:span><text:span text:style-name="T4">)</text:span></text:p>
        </text:list-item>
        <text:list-item>
          <text:p text:style-name="P12"><text:span text:style-name="T4">Centigrade </text:span><text:span text:style-name="T6">摄氏</text:span><text:span text:style-name="T4">/Fahrenheit </text:span><text:span text:style-name="T6">华氏</text:span></text:p>
        </text:list-item>
        <text:list-item>
          <text:p text:style-name="P12"><text:span text:style-name="T4">quart </text:span><text:span text:style-name="T6">夸脱</text:span><text:span text:style-name="T4">/ gallon </text:span><text:span text:style-name="T6">加仑</text:span></text:p>
        </text:list-item>
        <text:list-item>
          <text:p text:style-name="P15">(1 gallon = 4 quart)</text:p>
        </text:list-item>
        <text:list-item>
          <text:p text:style-name="P12"><text:span text:style-name="T4">yard </text:span><text:span text:style-name="T6">码 </text:span><text:span text:style-name="T4">/ inch </text:span><text:span text:style-name="T6">英寸</text:span><text:span text:style-name="T4">/ foot </text:span><text:span text:style-name="T6">英尺</text:span></text:p>
        </text:list-item>
        <text:list-item>
          <text:p text:style-name="P12"><text:span text:style-name="T4">meter </text:span><text:span text:style-name="T6">米</text:span><text:span text:style-name="T4">/ micron </text:span><text:span text:style-name="T6">微米</text:span></text:p>
        </text:list-item>
        <text:list-item>
          <text:p text:style-name="P12"><text:span text:style-name="T4">square measure </text:span><text:span text:style-name="T6">平方单位制</text:span></text:p>
        </text:list-item>
        <text:list-item>
          <text:p text:style-name="P12"><text:span text:style-name="T4">cubic meter </text:span><text:span text:style-name="T6">立方米</text:span></text:p>
        </text:list-item>
        <text:list-item>
          <text:p text:style-name="P12"><text:span text:style-name="T4">pint </text:span><text:span text:style-name="T6">品脱</text:span><text:span text:style-name="T4">(</text:span><text:span text:style-name="T6">干量或液量的单位</text:span><text:span text:style-name="T4">)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ingFang SC" svg:font-family="'PingFang SC', 'Lantinghei SC', 'Microsoft YaHei', arial, sans-serif, tahoma"/>
    <style:font-face style:name="Tahoma1" svg:font-family="Tahoma"/>
    <style:font-face style:name="apple-system" svg:font-family="apple-system, BlinkMacSystemFont, 'Helvetica Neue', 'PingFang SC', 'Microsoft YaHei', 'Source Han Sans SC', 'Noto Sans CJK SC', 'WenQuanYi Micro He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2S</meta:editing-duration>
    <meta:editing-cycles>4</meta:editing-cycles>
    <meta:generator>OpenOffice/4.1.11$Win32 OpenOffice.org_project/4111m1$Build-9808</meta:generator>
    <dc:date>2022-04-06T09:33:57.83</dc:date>
    <meta:document-statistic meta:table-count="0" meta:image-count="0" meta:object-count="0" meta:page-count="21" meta:paragraph-count="245" meta:word-count="2528" meta:character-count="8745"/>
    <meta:user-defined meta:name="Info 1"/>
    <meta:user-defined meta:name="Info 2"/>
    <meta:user-defined meta:name="Info 3"/>
    <meta:user-defined meta:name="Info 4"/>
  </office:meta>
</office:document-meta>
</file>